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style:text-properties style:text-position="0% 100%" fo:font-weight="normal" style:font-weight-asian="normal" style:font-weight-complex="normal"/>
    </style:style>
    <style:style style:name="P2" style:family="paragraph" style:parent-style-name="Standard">
      <style:paragraph-properties fo:text-align="start" style:justify-single-word="false"/>
      <style:text-properties style:text-position="0% 100%" fo:font-weight="bold" style:font-weight-asian="bold" style:font-weight-complex="bold"/>
    </style:style>
    <style:style style:name="P3" style:family="paragraph" style:parent-style-name="Standard">
      <style:paragraph-properties fo:text-align="center" style:justify-single-word="false"/>
      <style:text-properties style:text-position="0% 100%" fo:font-weight="bold" style:font-weight-asian="bold" style:font-weight-complex="bold"/>
    </style:style>
    <style:style style:name="P4" style:family="paragraph" style:parent-style-name="Standard" style:list-style-name="L1">
      <style:paragraph-properties fo:text-align="start" style:justify-single-word="false"/>
      <style:text-properties style:text-position="0% 100%" fo:font-weight="normal" style:font-weight-asian="normal" style:font-weight-complex="normal"/>
    </style:style>
    <style:style style:name="P5" style:family="paragraph" style:parent-style-name="Standard" style:list-style-name="L2">
      <style:paragraph-properties fo:text-align="start" style:justify-single-word="false"/>
      <style:text-properties style:text-position="0% 100%" fo:font-weight="normal" style:font-weight-asian="normal" style:font-weight-complex="normal"/>
    </style:style>
    <style:style style:name="P6" style:family="paragraph" style:parent-style-name="Standard" style:list-style-name="L3">
      <style:paragraph-properties fo:text-align="start" style:justify-single-word="false"/>
      <style:text-properties style:text-position="0% 100%" fo:font-weight="normal" style:font-weight-asian="normal" style:font-weight-complex="normal"/>
    </style:style>
    <style:style style:name="P7" style:family="paragraph" style:parent-style-name="Standard" style:list-style-name="L4">
      <style:paragraph-properties fo:text-align="start" style:justify-single-word="false"/>
      <style:text-properties style:text-position="0% 100%" fo:font-weight="normal" style:font-weight-asian="normal" style:font-weight-complex="normal"/>
    </style:style>
    <style:style style:name="P8" style:family="paragraph" style:parent-style-name="Standard" style:list-style-name="L5">
      <style:paragraph-properties fo:text-align="start" style:justify-single-word="false"/>
      <style:text-properties style:text-position="0% 100%" fo:font-weight="normal" style:font-weight-asian="normal" style:font-weight-complex="normal"/>
    </style:style>
    <style:style style:name="P9" style:family="paragraph" style:parent-style-name="Standard" style:list-style-name="L6">
      <style:paragraph-properties fo:text-align="start" style:justify-single-word="false"/>
      <style:text-properties style:text-position="0% 100%" fo:font-weight="normal" style:font-weight-asian="normal" style:font-weight-complex="normal"/>
    </style:style>
    <style:style style:name="P10" style:family="paragraph" style:parent-style-name="Standard" style:list-style-name="L7">
      <style:paragraph-properties fo:text-align="start" style:justify-single-word="false"/>
      <style:text-properties style:text-position="0% 100%" fo:font-weight="normal" style:font-weight-asian="normal" style:font-weight-complex="normal"/>
    </style:style>
    <style:style style:name="P11" style:family="paragraph" style:parent-style-name="Standard" style:list-style-name="L1">
      <style:paragraph-properties fo:text-align="start" style:justify-single-word="false"/>
      <style:text-properties style:text-position="0% 100%" fo:font-weight="bold" style:font-weight-asian="bold" style:font-weight-complex="bold"/>
    </style:style>
    <style:style style:name="P12" style:family="paragraph" style:parent-style-name="Standard" style:list-style-name="L5">
      <style:paragraph-properties fo:text-align="start" style:justify-single-word="false"/>
      <style:text-properties style:text-position="0% 100%" fo:font-weight="bold" style:font-weight-asian="bold" style:font-weight-complex="bold"/>
    </style:style>
    <style:style style:name="T1" style:family="text">
      <style:text-properties fo:font-weight="bold" style:font-weight-asian="bold" style:font-weight-complex="bold"/>
    </style:style>
    <style:style style:name="T2" style:family="text">
      <style:text-properties officeooo:rsid="001cb166"/>
    </style:style>
    <style:style style:name="T3" style:family="text">
      <style:text-properties officeooo:rsid="001d1dac"/>
    </style:style>
    <style:style style:name="T4" style:family="text">
      <style:text-properties officeooo:rsid="001dd8b2"/>
    </style:style>
    <style:style style:name="T5" style:family="text">
      <style:text-properties officeooo:rsid="001f5fc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dvanced pipelining – Multiple-issue processors</text:p>
      <text:p text:style-name="P1"/>
      <text:p text:style-name="P2">Multiple-issue processor</text:p>
      <text:list xml:id="list7678098781" text:style-name="L1">
        <text:list-item>
          <text:p text:style-name="P4">Increase the potential amount of instruction-level parallelism by replicating the internal components of the computer so that multiple instructions can be issued in every pipeline stage.</text:p>
        </text:list-item>
        <text:list-item>
          <text:p text:style-name="P4">Launching multiple instructions per stage allows the instruction execution rate to exceed the clock rate, i.e., for the CPI to be less than 1.</text:p>
        </text:list-item>
        <text:list-item>
          <text:p text:style-name="P4">Different implementation of a multiple-issue processor</text:p>
          <text:list>
            <text:list-item>
              <text:p text:style-name="P11">Static multiple-issue</text:p>
              <text:p text:style-name="P4">Most multiple-issue decisions are made by the compiler before execution</text:p>
            </text:list-item>
            <text:list-item>
              <text:p text:style-name="P11">Dynamic multiple-issue or superscalar processors</text:p>
              <text:p text:style-name="P4">Most multiple-issue decisions are made during execution by the processor.</text:p>
            </text:list-item>
          </text:list>
        </text:list-item>
        <text:list-item>
          <text:p text:style-name="P4">Primary responsibilities that must be dealt in a multiple-issue pipeline</text:p>
          <text:list>
            <text:list-item>
              <text:p text:style-name="P4">Packaging instructions into issue slots – which instructions can be issued in a given cycle?</text:p>
            </text:list-item>
            <text:list-item>
              <text:p text:style-name="P4">Dealing with data and control hazards.</text:p>
            </text:list-item>
          </text:list>
        </text:list-item>
        <text:list-item>
          <text:p text:style-name="P4">Multiple(n) issue processors can(in theory) improve the performance by up to a factor of n. However as n instructions need to be overlapped in execution, the relative performance loss <text:span text:style-name="T2">due to</text:span> data and control hazards increases. There will be more stall cycles than in a single issue pipeline.</text:p>
        </text:list-item>
      </text:list>
      <text:p text:style-name="P1"/>
      <text:p text:style-name="P2">Speculation</text:p>
      <text:list xml:id="list1161301113" text:style-name="L2">
        <text:list-item>
          <text:p text:style-name="P5">An approach that allows the compiler or the processor to guess about the properties of an instruction, so as to enable execution to begin for other instructions that may depend on the speculated instruction.</text:p>
        </text:list-item>
        <text:list-item>
          <text:p text:style-name="P5">To avoid</text:p>
          <text:list>
            <text:list-item>
              <text:p text:style-name="P5">Control hazard – Speculate on the outcome of a branch instruction.</text:p>
            </text:list-item>
            <text:list-item>
              <text:p text:style-name="P5">Data hazard – Speculate on a store preceding a load to not refer to the same address.</text:p>
            </text:list-item>
          </text:list>
        </text:list-item>
        <text:list-item>
          <text:p text:style-name="P5">Speculation can be wrong and thus there must be mechanisms to check the correctness of guesses and a method to unroll or back out effects of the instructions that were executed speculatively.</text:p>
          <text:list>
            <text:list-item>
              <text:p text:style-name="P5">In case of speculation in software, the compiler usually inserts additional instructions that check the accuracy of the speculation and provides a fix-up routine to use when the speculation was incorrect.</text:p>
            </text:list-item>
            <text:list-item>
              <text:p text:style-name="P5">In case of hardware speculation, the processor usually buffers the speculative results until it knows they are no longer speculative.</text:p>
            </text:list-item>
          </text:list>
        </text:list-item>
      </text:list>
      <text:p text:style-name="P1"/>
      <text:p text:style-name="P2">Static multiple-issue processors</text:p>
      <text:list xml:id="list1428337351" text:style-name="L3">
        <text:list-item>
          <text:p text:style-name="P6">Use the compiler to assist with packaging instructions and handling hazards.</text:p>
        </text:list-item>
        <text:list-item>
          <text:p text:style-name="P6">There is a restriction on the mix of instructions that can be initiated in a given clock cycle to avoid structural, data and control hazards.</text:p>
        </text:list-item>
        <text:list-item>
          <text:p text:style-name="P6">The instructions in a given clock cycle, called an <text:span text:style-name="T1">issue packet</text:span>, can be viewed as one large instruction with multiple operations. This is the reason that static multiple-issue processors are also called <text:span text:style-name="T1">Very Large Instruction Word(VLIW) </text:span>processors.</text:p>
        </text:list-item>
        <text:list-item>
          <text:p text:style-name="P6">In some designs compilers take full responsibility for removing all hazards, scheduling the code and<text:span text:style-name="T1"> inserting no-ops</text:span> so that the code executes without any need for hazard detection or hardware-generated stalls.</text:p>
        </text:list-item>
        <text:list-item>
          <text:p text:style-name="P6">In others the hardware detects data hazards and generates stalls between two issue packets while requiring that the compiler avoid all dependencies within an issue packet.</text:p>
        </text:list-item>
      </text:list>
      <text:p text:style-name="P1"/>
      <text:p text:style-name="P2"><text:soft-page-break/>Loop unrolling for multiple-issue pipelining</text:p>
      <text:list xml:id="list1500419492" text:style-name="L4">
        <text:list-item>
          <text:p text:style-name="P7">Loops that access arrays will be inefficient through a multiple-issue pipeline as hazards amongst the individual instructions prevent all issue slots to be filled in each cycle.</text:p>
        </text:list-item>
        <text:list-item>
          <text:p text:style-name="P7">Loop unrolling is a technique to get more performance <text:span text:style-name="T3">in this scenario.</text:span> <text:span text:style-name="T3">M</text:span>ultiple copies of the loop body are made and instructions from different iterations are scheduled together, thus making use of the increased instruction parallelism offered by overlapping instructions from different iterations to fill in more issue slots.</text:p>
        </text:list-item>
        <text:list-item>
          <text:p text:style-name="P7">Loop unrolling results in <text:span text:style-name="T1">anti-dependency/name-dependency</text:span></text:p>
          <text:p text:style-name="P7">Anti-dependency is a serial(non-parallel) ordering(scheduling) forced by the reuse of a register name(As in loop unrolling), rather than by a true data dependence that carries a value between the two names.</text:p>
        </text:list-item>
        <text:list-item>
          <text:p text:style-name="P7"><text:span text:style-name="T1">Register renaming</text:span> is used to remove anti-dependences</text:p>
          <text:p text:style-name="P7">The renaming of registers by the <text:span text:style-name="T1">compiler or hardware</text:span> to remove anti-dependences</text:p>
        </text:list-item>
      </text:list>
      <text:p text:style-name="P1"/>
      <text:p text:style-name="P2">Dynamic multiple-issue processors</text:p>
      <text:list xml:id="list1717385765" text:style-name="L5">
        <text:list-item>
          <text:p text:style-name="P8">Also known as superscalar processors.</text:p>
        </text:list-item>
        <text:list-item>
          <text:p text:style-name="P8">Though the processor is in charge of the multiple-issue, a good performance still requires the compiler to try to schedule instructions to move dependences apart and thereby improve the instruction issue rate</text:p>
        </text:list-item>
        <text:list-item>
          <text:p text:style-name="P8">The important difference with the static multiple-issue processors is that the code, whether scheduled or not <text:span text:style-name="T4">by the compiler </text:span>is guaranteed by the hardware to execute correctly.</text:p>
        </text:list-item>
        <text:list-item>
          <text:p text:style-name="P8">In static multiple-issue, recompilation is required when the code is moved across different processor models either for the compiler to take cognizance of the changed issues rate or pipeline structure of the different model or to ensure that the code does not perform very poorly in the new model.</text:p>
        </text:list-item>
        <text:list-item>
          <text:p text:style-name="P12">Dynamic pipeline scheduling(Figure 30)</text:p>
          <text:list>
            <text:list-item>
              <text:p text:style-name="P8">This is an extension in superscalars to handle hazards and stalls. It chooses which instruction to execute in a given cycle while trying to avoid hazards and stalls.</text:p>
            </text:list-item>
            <text:list-item>
              <text:p text:style-name="P8">The hardware implementation consists of 3 major units,</text:p>
              <text:list>
                <text:list-item>
                  <text:p text:style-name="P12">An instruction fetch and issue unit</text:p>
                  <text:p text:style-name="P8">Fetches instructions, decodes them, and sends each instruction to a corresponding functional unit for execution.</text:p>
                </text:list-item>
                <text:list-item>
                  <text:p text:style-name="P12">Multiple functional units</text:p>
                  <text:list>
                    <text:list-item>
                      <text:p text:style-name="P8">Each functional unit has input buffers(<text:span text:style-name="T1">reservation buffers</text:span>) that hold operands and the operation.</text:p>
                    </text:list-item>
                    <text:list-item>
                      <text:p text:style-name="P8">As soon as all the required operands are available in the reservation buffer and the functional unit is free, the result is calculated.</text:p>
                    </text:list-item>
                    <text:list-item>
                      <text:p text:style-name="P8">This result is sent to </text:p>
                      <text:list>
                        <text:list-item>
                          <text:p text:style-name="P8">The commit unit</text:p>
                        </text:list-item>
                        <text:list-item>
                          <text:p text:style-name="P8">Other reservation buffers which need them as operands.</text:p>
                        </text:list-item>
                      </text:list>
                    </text:list-item>
                  </text:list>
                </text:list-item>
                <text:list-item>
                  <text:p text:style-name="P8">A commit unit</text:p>
                  <text:p text:style-name="P8">Contains the output of the functional units to buffer the result until it is safe to put the result into the register file or into memory. The instructions are thus <text:span text:style-name="T1">committed in-order</text:span> even though it has an <text:span text:style-name="T1">out-of order execution</text:span>.</text:p>
                </text:list-item>
              </text:list>
            </text:list-item>
          </text:list>
        </text:list-item>
      </text:list>
      <text:p text:style-name="P1"/>
      <text:p text:style-name="P2">What is the difference between static and dynamic multiple-issue w.r.t. dealing with unresolvable data or control hazards?</text:p>
      <text:p text:style-name="P1">The former inserts no-ops while the latter stalls.</text:p>
      <text:p text:style-name="P1"/>
      <text:p text:style-name="P2">Given that compilers can also schedule code around data dependences what is the need for <text:span text:style-name="T5">dynamic scheduling in</text:span> superscalar processors?</text:p>
      <text:list xml:id="list1633298833" text:style-name="L6">
        <text:list-item>
          <text:p text:style-name="P9"><text:soft-page-break/>Not all stalls are predictable. In particular, cache misses cause unpredictable stalls. Dynamic scheduling allows the processor to hide some stalls by continuing to executing some other instructions while the stall ends</text:p>
        </text:list-item>
        <text:list-item>
          <text:p text:style-name="P9">If the processor speculates on branches using dynamic branch prediction, it cannot know the exact order of instructions at compile time.</text:p>
        </text:list-item>
        <text:list-item>
          <text:p text:style-name="P9">As the pipeline latency and issue width change from one implementation to another, the best way to compile a code also changes. Dynamic scheduling allows the hardware to hide most of the details.</text:p>
        </text:list-item>
      </text:list>
      <text:p text:style-name="P1"/>
      <text:p text:style-name="P2">Why is sustaining a high issue rate for multiple-issue processors very difficult?</text:p>
      <text:list xml:id="list677831168" text:style-name="L7">
        <text:list-item>
          <text:p text:style-name="P10">Not all dependences can be alleviated, thus reducing the parallelism among instructions.</text:p>
        </text:list-item>
        <text:list-item>
          <text:p text:style-name="P10">Some data dependences cannot be detected(aliasing due to pointers) forcing the compiler or hardware to be conservative</text:p>
        </text:list-item>
        <text:list-item>
          <text:p text:style-name="P10">Losses in the memory system(cache misses) limit the ability to keep the pipeline full. Some memory stall can be hidden, but limited number parallelization opportunities in the code also limit the extend to which such stalls can be hidde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empa </meta:initial-creator>
    <meta:creation-date>2012-10-09T12:23:12</meta:creation-date>
    <dc:date>2013-01-29T10:55:35</dc:date>
    <dc:creator>Kempa </dc:creator>
    <meta:editing-duration>PT4H12M30S</meta:editing-duration>
    <meta:editing-cycles>44</meta:editing-cycles>
    <meta:generator>LibreOffice/3.6$Linux_x86 LibreOffice_project/360m1$Build-2</meta:generator>
    <meta:document-statistic meta:table-count="0" meta:image-count="0" meta:object-count="0" meta:page-count="3" meta:paragraph-count="62" meta:word-count="1124" meta:character-count="7067" meta:non-whitespace-character-count="6056"/>
  </office:meta>
</office:document-meta>
</file>